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B0000017433FA048DDB310A6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1.2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14cm" svg:height="13.122cm" svg:x="1.287cm" svg:y="7.408cm">
          <draw:image xlink:href="Pictures/100000000000021B0000017433FA048DDB310A63.jpg" xlink:type="simple" xlink:show="embed" xlink:actuate="onLoad">
            <text:p/>
          </draw:image>
        </draw:frame>
        <draw:line draw:style-name="gr2" draw:text-style-name="P2" draw:layer="layout" svg:x1="5.6cm" svg:y1="11.5cm" svg:x2="14.3cm" svg:y2="10.7cm">
          <text:p/>
        </draw:line>
        <draw:frame draw:style-name="gr3" draw:text-style-name="P3" draw:layer="layout" svg:width="4.4cm" svg:height="1.3cm" draw:transform="rotate (0.0947713783832921) translate (7.548cm 10.111cm)">
          <draw:text-box>
            <text:p>120 cm</text:p>
          </draw:text-box>
        </draw:frame>
        <draw:line draw:style-name="gr2" draw:text-style-name="P2" draw:layer="layout" svg:x1="9.6cm" svg:y1="12.2cm" svg:x2="11.3cm" svg:y2="16.4cm">
          <text:p/>
        </draw:line>
        <draw:frame draw:style-name="gr4" draw:text-style-name="P3" draw:layer="layout" svg:width="3.6cm" svg:height="1.501cm" svg:x="9.3cm" svg:y="16.499cm">
          <draw:text-box>
            <text:p>96 <text:s/>c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11-07T16:59:15.138507875</dc:date>
    <meta:editing-duration>PT7M4S</meta:editing-duration>
    <meta:editing-cycles>3</meta:editing-cycles>
    <meta:document-statistic meta:object-count="5"/>
  </office:meta>
</office:document-meta>
</file>